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style:font-size-asian="40pt" style:font-size-complex="4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margin-left="0cm" fo:margin-right="0cm" fo:margin-top="0cm" fo:margin-bottom="0.499cm" fo:text-indent="0cm"/>
      <style:text-properties fo:font-size="28pt" style:font-size-asian="28pt" style:font-size-complex="28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style:text-position="33% 58%" fo:font-size="40pt" style:font-size-asian="40pt" style:font-size-complex="4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28pt" fo:font-weight="normal" style:font-size-asian="28pt" style:font-weight-asian="normal" style:font-size-complex="28pt" style:font-weight-complex="normal"/>
    </style:style>
    <style:style style:name="T8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presentation:footer-decl presentation:name="ftr1">TLS 1.3 </presentation:footer-decl>
      <presentation:date-time-decl presentation:name="dtd1" presentation:source="current-date" style:data-style-name="D1"/>
      <draw:page draw:name="page1" draw:style-name="dp1" draw:master-page-name="Impres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TLS 1.3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erhii Hamotskyi, BAIN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halt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as ist TLS</text:span></text:p>
              </text:list-item>
              <text:list-item>
                <text:p text:style-name="P2"><text:span text:style-name="T1">TLS vs SSL; TLS Versionen</text:span></text:p>
              </text:list-item>
              <text:list-item>
                <text:p text:style-name="P2"><text:span text:style-name="T1">TLS Ablauf</text:span></text:p>
              </text:list-item>
              <text:list-item>
                <text:p text:style-name="P2"><text:span text:style-name="T1">TLS attacks</text:span></text:p>
              </text:list-item>
              <text:list-item>
                <text:p text:style-name="P2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header>
                <text:p text:style-name="P2"><text:span text:style-name="T2">Transport Layer Security </text:span><text:span text:style-name="T1">(Transportschichtsicherheit), ist </text:span><text:span text:style-name="T1">ein hybrides </text:span><text:span text:style-name="T1">Verschlüsselungsprotokoll zur </text:span><text:span text:style-name="T1">sicheren Datenübertragung im </text:span><text:span text:style-name="T1">Internet.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Was ist TLS</text:p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2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2"><text:span text:style-name="T1">Wird meinstens in HTTPS </text:span><text:span text:style-name="T1">eingesetzt</text:span></text:p>
              </text:list-item>
              <text:list-item>
                <text:p text:style-name="P2"><text:span text:style-name="T1">Dient folgenden zwecken:</text:span></text:p>
                <text:list>
                  <text:list-item>
                    <text:p text:style-name="P3"><text:span text:style-name="T1">Vertraulichkeit</text:span></text:p>
                  </text:list-item>
                  <text:list-item>
                    <text:p text:style-name="P3"><text:span text:style-name="T1">Integrität</text:span></text:p>
                  </text:list-item>
                  <text:list-item>
                    <text:p text:style-name="P3"><text:span text:style-name="T1">Authentizität</text:span><text:span text:style-name="T3">[0]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15.8cm" svg:height="0.6cm" svg:x="2.6cm" svg:y="18.18cm" presentation:class="outline" presentation:user-transformed="true">
          <draw:text-box>
            <text:list text:style-name="L3">
              <text:list-header>
                <text:p text:style-name="P4"><text:span text:style-name="T4">[0] https://wiki.selfhtml.org/wiki/Grundlagen/HTTPS_und_TL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6">Vertraulichkeit</text:span></text:p>
                    <text:list>
                      <text:list-item>
                        <text:p><text:span text:style-name="T5">Kein Dritter soll die Daten mitlesen </text:span><text:span text:style-name="T5">können</text:span></text:p>
                      </text:list-item>
                      <text:list-item>
                        <text:p><text:span text:style-name="T5">Passwords, User-Agent, URIs usw</text:span></text:p>
                      </text:list-item>
                    </text:list>
                  </text:list-item>
                  <text:list-item>
                    <text:p text:style-name="P6"><text:span text:style-name="T5">Integrität</text:span></text:p>
                  </text:list-item>
                  <text:list-item>
                    <text:p text:style-name="P6"><text:span text:style-name="T5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7">Vertraulichkeit</text:span></text:p>
                  </text:list-item>
                  <text:list-item>
                    <text:p text:style-name="P6"><text:span text:style-name="T6">Integrität</text:span></text:p>
                    <text:list>
                      <text:list-item>
                        <text:p><text:span text:style-name="T7">Die Datei können nicht unbemerkt </text:span><text:span text:style-name="T7">verändert werden</text:span></text:p>
                      </text:list-item>
                      <text:list-item>
                        <text:p><text:span text:style-name="T7">Ads, HTTP login pages</text:span></text:p>
                      </text:list-item>
                    </text:list>
                  </text:list-item>
                  <text:list-item>
                    <text:p text:style-name="P6"><text:span text:style-name="T5">Authentizitä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as ist TLS</text:p>
          </draw:text-box>
        </draw:frame>
        <draw:frame presentation:style-name="pr5" draw:text-style-name="P6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5"><text:span text:style-name="T5">Dient folgenden zwecken:</text:span></text:p>
                <text:list>
                  <text:list-item>
                    <text:p text:style-name="P6"><text:span text:style-name="T7">Vertraulichkeit</text:span></text:p>
                  </text:list-item>
                  <text:list-item>
                    <text:p text:style-name="P6"><text:span text:style-name="T7">Integrität</text:span></text:p>
                  </text:list-item>
                  <text:list-item>
                    <text:p text:style-name="P6"><text:span text:style-name="T6">Authentizität</text:span></text:p>
                    <text:list>
                      <text:list-item>
                        <text:p><text:span text:style-name="T5">Der Kommunikationspartner ist </text:span><text:span text:style-name="T5">verifizierbar</text:span></text:p>
                      </text:list-item>
                      <text:list-item>
                        <text:p><text:span text:style-name="T5">“… </text:span><text:span text:style-name="T5">doesn’t mean ‘trust this’. It means </text:span><text:span text:style-name="T5">‘it’s private’. You may be having a </text:span><text:span text:style-name="T5">private conversation with Satan” </text:span><text:span text:style-name="T8">@shanselma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SL vs TLS1.2 vs TLS 1.3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SL1,2 → SSL3 → TLS 1.1 → TLS 1.2 → TLS 1.3</text:p>
              </text:list-item>
              <text:list-item>
                <text:p>SSL2 verboten in 2011, SSL3 verboten in 2015</text:p>
              </text:list-item>
              <text:list-item>
                <text:p>TLS 1.1 – April 2006</text:p>
              </text:list-item>
              <text:list-item>
                <text:p>TLS 1.2 – Aug 2008</text:p>
              </text:list-item>
              <text:list-item>
                <text:p>TLS 1.3 (draft 28) – March 20, 2018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mpress1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LS 1.2 vs TLS 1.3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1" svg:font-family="'DejaVu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6pt" style:font-size-asian="26pt" style:font-size-complex="2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4pt" style:font-size-asian="24pt" style:font-size-complex="24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2pt" style:font-size-asian="22pt" style:font-size-complex="22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2pt" style:font-size-asian="22pt" style:font-size-complex="22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outline1">
      <style:graphic-properties fo:min-height="12.18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7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9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Mpr5" draw:layer="backgroundobjects" svg:width="24cm" svg:height="12.18cm" svg:x="2cm" svg:y="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7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30T19:31:43.294200075</meta:creation-date>
    <meta:editing-duration>PT1H47M</meta:editing-duration>
    <meta:editing-cycles>12</meta:editing-cycles>
    <meta:generator>LibreOffice/6.0.5.2$Linux_X86_64 LibreOffice_project/00m0$Build-2</meta:generator>
    <dc:title>Impress</dc:title>
    <dc:date>2018-06-30T21:45:50.456723910</dc:date>
    <meta:document-statistic meta:object-count="73"/>
  </office:meta>
</office:document-meta>
</file>